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e0ec5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ee38e" officeooo:paragraph-rsid="001ee38e" fo:background-color="transparent"/>
    </style:style>
    <style:style style:name="P7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officeooo:rsid="001e0080" officeooo:paragraph-rsid="001e0080" fo:background-color="transparen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00" loext:char-shading-value="0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officeooo:rsid="001e0ec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9" svg:x1="0.042cm" svg:y1="1.405cm" svg:x2="17.267cm" svg:y2="1.406cm"><text:p/></draw:line>Titel der Uebung:</text:h>
      <text:p text:style-name="P2"/>
      <text:p text:style-name="P2"/>
      <text:p text:style-name="P7">Aufgabe 1:</text:p>
      <text:p text:style-name="P4">Erstellen Sie ein Array, befuellen Sie es mit Zahlen und geben Sie es auf der Konsole aus</text:p>
      <text:p text:style-name="P4"><text:s/></text:p>
      <text:p text:style-name="P4"><text:s/></text:p>
      <text:p text:style-name="P4"><text:span text:style-name="T5">Aufgabe </text:span>2:</text:p>
      <text:p text:style-name="P4"/>
      <text:p text:style-name="P4">Iterieren Sie ueber das Array, subtrahieren Sie jede Zahl mit 5 und speichern Sie die neue Zahl wieder in das Array rein. </text:p>
      <text:p text:style-name="P4">Geben Sie dann das Array wieder mithilfe einer while Schleife auf der Konsole aus.</text:p>
      <text:p text:style-name="P4"/>
      <text:p text:style-name="P4"><text:span text:style-name="T5">Aufgabe</text:span> 3: </text:p>
      <text:p text:style-name="P4"/>
      <text:p text:style-name="P4">Schreiben Sie eine Methode, was eine Zahl als Parameter bekommt. Die Methode soll ein <text:span text:style-name="T5">A</text:span>rray mit der Laenge der eingegebenen Zahl erstellen.</text:p>
      <text:p text:style-name="P4">Das Array soll mit einer aufsteigenden Zahlenfolge bei 1 begonnen werden</text:p>
      <text:p text:style-name="P4"><text:s/></text:p>
      <text:p text:style-name="P4">Inputparameter 5 --&gt; [1,2,3,4,5]</text:p>
      <text:p text:style-name="P4"><text:s/></text:p>
      <text:p text:style-name="P5"><text:span text:style-name="T5">Aufgabe</text:span> 4:</text:p>
      <text:p text:style-name="P5"/>
      <text:p text:style-name="P5">Erstellen Sie eine Methode was fuer ein int Array unbestimmter Laenge den Durchschnitt der Werte ausrechnet.</text:p>
      <text:p text:style-name="P4"><text:s/></text:p>
      <text:p text:style-name="P4"/>
      <text:p text:style-name="P5"><text:span text:style-name="T5">Aufgabe </text:span>5:</text:p>
      <text:p text:style-name="P5"/>
      <text:p text:style-name="P5">Schreiben Sie eine Methode mit 2 Input parametern, welche einem eingegebenen Array Felder hinzufuegt.</text:p>
      <text:p text:style-name="P4">Die Input Parameter sind ein String - Array und eine Zahl. Wenn die Zahl groesser als die bisherige Array Laenge ist, dann erstellt die Methode</text:p>
      <text:p text:style-name="P4">ein neues Array der Laenge des neuen Array. In dem Array sind an den ersten Positionen die Werte des alten Arrays gespeichert. Die neuen, leeren Felder</text:p>
      <text:p text:style-name="P4">sind mit leeren Strings "" gefuellt.</text:p>
      <text:p text:style-name="P4">Ansonsten gebe einen Fehler auf der Konsole aus</text:p>
      <text:p text:style-name="P4"><text:s/></text:p>
      <text:p text:style-name="P4">Inputparameter : ["String1" , "String2"] , 4 --&gt; ["String1" , "String2" , "" , ""] </text:p>
      <text:p text:style-name="P4">Inputparameter : ["String1" , "String2"] , 1 --&gt; "Fehler: Die neue Laenge ist kleiner als die Alte"</text:p>
      <text:p text:style-name="P4"><text:s/></text:p>
      <text:p text:style-name="P6">Ergaenzung</text:p>
      <text:p text:style-name="P4">Fordern Sie den User durch einen Scanner auf was er hinzufuegen soll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02:49.140629430</dc:date>
    <meta:editing-duration>PT3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53" meta:character-count="1506" meta:non-whitespace-character-count="1267"/>
  </office:meta>
</office:document-meta>
</file>